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Helvetica, Arial, sans-serif"/>
    <style:font-face style:name="verdana" svg:font-family="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18fa29" officeooo:paragraph-rsid="0018fa29"/>
    </style:style>
    <style:style style:name="P2" style:family="paragraph" style:parent-style-name="Standard">
      <style:text-properties style:font-name="Times New Roman" fo:font-size="12pt" officeooo:rsid="0018fa29" officeooo:paragraph-rsid="0018fa29" style:font-size-asian="12pt" style:font-size-complex="12pt"/>
    </style:style>
    <style:style style:name="P3" style:family="paragraph" style:parent-style-name="Standard">
      <style:text-properties style:font-name="Times New Roman" fo:font-weight="normal" officeooo:rsid="0018fa29" officeooo:paragraph-rsid="0018fa29" style:font-weight-asian="normal" style:font-weight-complex="normal"/>
    </style:style>
    <style:style style:name="P4" style:family="paragraph" style:parent-style-name="Text_20_body">
      <style:text-properties fo:font-variant="normal" fo:text-transform="none" fo:color="#000000" style:font-name="Times New Roman" fo:font-size="12pt" fo:letter-spacing="normal" fo:font-style="normal" fo:font-weight="bold" officeooo:rsid="0018fa29" officeooo:paragraph-rsid="0018fa29" style:font-size-asian="12pt" style:font-weight-asian="bold" style:font-size-complex="12pt" style:font-weight-complex="bold"/>
    </style:style>
    <style:style style:name="P5" style:family="paragraph" style:parent-style-name="Text_20_body">
      <style:paragraph-properties fo:margin-left="0in" fo:margin-right="0in" style:line-height-at-least="0.1681in"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paragraph-properties fo:margin-left="0in" fo:margin-right="0in" style:line-height-at-least="0.1681in"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normal" officeooo:rsid="0018fa29" officeooo:paragraph-rsid="0018fa29" style:font-size-asian="12pt" style:font-size-complex="12pt"/>
    </style:style>
    <style:style style:name="P7" style:family="paragraph" style:parent-style-name="Text_20_body">
      <style:paragraph-properties fo:margin-left="0in" fo:margin-right="0in" style:line-height-at-least="0.1681in"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 style:family="text">
      <style:text-properties officeooo:rsid="0018fa29"/>
    </style:style>
    <style:style style:name="T2" style:family="text">
      <style:text-properties fo:font-weight="bold" style:font-weight-asian="bold" style:font-weight-complex="bold"/>
    </style:style>
    <style:style style:name="T3" style:family="text">
      <style:text-properties officeooo:rsid="00195764"/>
    </style:style>
    <style:style style:name="T4" style:family="text">
      <style:text-properties officeooo:rsid="0019b467"/>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Pedro Henrique Nazário da Silva</text:p>
      <text:p text:style-name="P7"><text:span text:style-name="T1">1)</text:span>Find the percentage of women who get Computer Science degrees in the country where you live. Include a link to where you got your information.</text:p>
      <text:p text:style-name="P1"><text:a xlink:type="simple" xlink:href="http://veja.abril.com.br/noticia/vida-digital/garotas-que-programam/" text:style-name="Internet_20_link" text:visited-style-name="Visited_20_Internet_20_Link">http://veja.abril.com.br/noticia/vida-digital/garotas-que-programam/</text:a></text:p>
      <text:p text:style-name="P1"/>
      <text:p text:style-name="P1"><text:tab/>I didn't found some statistical data about woman's that start on IT college in my country, but I found the notice above that says about woman's at <text:span text:style-name="T3">Brazilian</text:span> IT market. At Brazil we have 300.000 professionals on the IT sindicate, but, only 49.000 are <text:span text:style-name="T3">woman's</text:span>, only 28% and on the last year, 1.600 new IT engineer finished your college, but only 161 was women's.</text:p>
      <text:p text:style-name="P2"/>
      <text:p text:style-name="P4"><text:bookmark text:name="yui_3_9_1_2_1433872528517_206"/><text:bookmark text:name="yui_3_9_1_2_1433872528517_212"/>2)What groups in your country are oppressed? Are there groups of people who, for historical reasons, are treated badly? Denied education? Denied rights? Or just treated badly?</text:p>
      <text:p text:style-name="P3"><text:tab/>At my country, we have a lot of oppressed groups, like homosexuals, africans and indians and it's very bad, because in Brazil, we have people of every culture <text:span text:style-name="T3">o</text:span>n the world, <text:span text:style-name="T3">but I don't know why, but people don't see that everybody is equal and we need to live with our differences, doesn't matter if your friend is homosexual or not, or if he is african, in my opinion all the people around the world should be equal respected.</text:span></text:p>
      <text:p text:style-name="P3"><text:tab/><text:span text:style-name="T4">Peoples need to change how they think, because this thinking is very older, the world change a lot, we don't live more at century XV where the slavery was very popular. People must understand that slavery age is over and now is time to delivery all the things that our ancestors st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Helvetica, Arial, sans-serif"/>
    <style:font-face style:name="verdana" svg:font-family="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9T15:06:39.892320000</meta:creation-date>
    <dc:date>2015-06-09T16:50:13.277237000</dc:date>
    <meta:editing-duration>PT1M25S</meta:editing-duration>
    <meta:editing-cycles>1</meta:editing-cycles>
    <meta:document-statistic meta:table-count="0" meta:image-count="0" meta:object-count="0" meta:page-count="1" meta:paragraph-count="7" meta:word-count="253" meta:character-count="1493" meta:non-whitespace-character-count="1244"/>
    <meta:generator>LibreOffice/4.4.0.3$MacOSX_X86_64 LibreOffice_project/de093506bcdc5fafd9023ee680b8c60e3e0645d7</meta:generator>
  </office:meta>
</office:document-meta>
</file>